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style:font-name="Times New Roman" fo:font-size="12pt" officeooo:rsid="00150378" officeooo:paragraph-rsid="00150378" style:font-size-asian="10.5pt" style:font-size-complex="12pt"/>
    </style:style>
    <style:style style:name="P2" style:family="paragraph" style:parent-style-name="Standard">
      <style:paragraph-properties fo:line-height="150%" fo:text-align="justify" style:justify-single-word="false"/>
      <style:text-properties fo:font-variant="normal" fo:text-transform="none" style:font-name="Times New Roman" fo:font-size="12pt" officeooo:rsid="00150378" officeooo:paragraph-rsid="00170cd1" style:font-size-asian="10.5pt" style:font-size-complex="12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1bfcce" officeooo:paragraph-rsid="001bfcce"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3pt" fo:font-style="italic" officeooo:rsid="001bfcce" officeooo:paragraph-rsid="001bfcce" style:font-size-asian="13pt" style:font-style-asian="italic" style:font-size-complex="13pt" style:font-style-complex="italic"/>
    </style:style>
    <style:style style:name="P5" style:family="paragraph" style:parent-style-name="Standard">
      <style:paragraph-properties fo:line-height="150%" fo:text-align="center" style:justify-single-word="false"/>
      <style:text-properties fo:font-variant="small-caps" style:font-name="Times New Roman" fo:font-size="15pt" officeooo:rsid="00150378" officeooo:paragraph-rsid="00150378" style:font-size-asian="13.1000003814697pt" style:font-size-complex="15pt"/>
    </style:style>
    <style:style style:name="P6"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officeooo:rsid="001bfcce" officeooo:paragraph-rsid="001bfcce" style:font-size-asian="8.75pt" style:font-size-complex="10pt"/>
    </style:style>
    <style:style style:name="P7"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officeooo:rsid="001bfcce" officeooo:paragraph-rsid="00245ffd" style:font-size-asian="8.75pt" style:font-size-complex="10pt"/>
    </style:style>
    <style:style style:name="P8"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officeooo:rsid="001bfcce" officeooo:paragraph-rsid="002831b7" style:font-size-asian="8.75pt" style:font-size-complex="10pt"/>
    </style:style>
    <style:style style:name="P9"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officeooo:rsid="001bfcce" officeooo:paragraph-rsid="001bfcce" style:font-size-asian="10.5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1bfcce" officeooo:paragraph-rsid="001bfcce" style:font-size-asian="10.5pt" style:font-size-complex="12pt"/>
    </style:style>
    <style:style style:name="P1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1bfcce" officeooo:paragraph-rsid="00245ffd" style:font-size-asian="10.5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officeooo:rsid="001bfcce" officeooo:paragraph-rsid="002831b7" style:font-size-asian="10.5pt" style:font-size-complex="12pt"/>
    </style:style>
    <style:style style:name="T1" style:family="text">
      <style:text-properties officeooo:rsid="0016c096"/>
    </style:style>
    <style:style style:name="T2" style:family="text">
      <style:text-properties fo:font-weight="normal" style:font-weight-asian="normal" style:font-weight-complex="normal"/>
    </style:style>
    <style:style style:name="T3" style:family="text">
      <style:text-properties fo:font-weight="normal" officeooo:rsid="0016c096" style:font-weight-asian="normal" style:font-weight-complex="normal"/>
    </style:style>
    <style:style style:name="T4" style:family="text">
      <style:text-properties fo:font-weight="normal" officeooo:rsid="00170cd1" style:font-weight-asian="normal" style:font-weight-complex="normal"/>
    </style:style>
    <style:style style:name="T5" style:family="text">
      <style:text-properties fo:font-weight="normal" officeooo:rsid="00189645" style:font-weight-asian="normal" style:font-weight-complex="normal"/>
    </style:style>
    <style:style style:name="T6" style:family="text">
      <style:text-properties fo:font-weight="normal" officeooo:rsid="0018cc6a" style:font-weight-asian="normal" style:font-weight-complex="normal"/>
    </style:style>
    <style:style style:name="T7" style:family="text">
      <style:text-properties fo:font-weight="normal" officeooo:rsid="0019ffd6" style:font-weight-asian="normal" style:font-weight-complex="normal"/>
    </style:style>
    <style:style style:name="T8" style:family="text">
      <style:text-properties fo:font-weight="normal" officeooo:rsid="001cfc39" style:font-weight-asian="normal" style:font-weight-complex="normal"/>
    </style:style>
    <style:style style:name="T9" style:family="text">
      <style:text-properties fo:font-weight="normal" officeooo:rsid="001e6e6a" style:font-weight-asian="normal" style:font-weight-complex="normal"/>
    </style:style>
    <style:style style:name="T10" style:family="text">
      <style:text-properties fo:font-weight="normal" officeooo:rsid="001f38c1" style:font-weight-asian="normal" style:font-weight-complex="normal"/>
    </style:style>
    <style:style style:name="T11" style:family="text">
      <style:text-properties fo:font-weight="normal" officeooo:rsid="001f606f" style:font-weight-asian="normal" style:font-weight-complex="normal"/>
    </style:style>
    <style:style style:name="T12" style:family="text">
      <style:text-properties fo:font-weight="normal" officeooo:rsid="0020b178" style:font-weight-asian="normal" style:font-weight-complex="normal"/>
    </style:style>
    <style:style style:name="T13" style:family="text">
      <style:text-properties fo:font-weight="normal" officeooo:rsid="002193f3" style:font-weight-asian="normal" style:font-weight-complex="normal"/>
    </style:style>
    <style:style style:name="T14" style:family="text">
      <style:text-properties fo:font-weight="normal" officeooo:rsid="00232252" style:font-weight-asian="normal" style:font-weight-complex="normal"/>
    </style:style>
    <style:style style:name="T15" style:family="text">
      <style:text-properties fo:font-weight="normal" officeooo:rsid="002411a4" style:font-weight-asian="normal" style:font-weight-complex="normal"/>
    </style:style>
    <style:style style:name="T16" style:family="text">
      <style:text-properties fo:font-weight="normal" officeooo:rsid="0024af1a" style:font-weight-asian="normal" style:font-weight-complex="normal"/>
    </style:style>
    <style:style style:name="T17" style:family="text">
      <style:text-properties fo:font-variant="small-caps" fo:font-weight="normal" officeooo:rsid="002411a4" style:font-weight-asian="normal" style:font-weight-complex="normal"/>
    </style:style>
    <style:style style:name="T18" style:family="text">
      <style:text-properties style:font-name="Times New Roman1" fo:font-weight="normal" officeooo:rsid="002411a4" style:font-weight-asian="normal" style:font-weight-complex="normal"/>
    </style:style>
    <style:style style:name="T19" style:family="text">
      <style:text-properties style:font-name="Times New Roman1" fo:font-weight="normal" officeooo:rsid="00245ffd" style:font-weight-asian="normal" style:font-weight-complex="normal"/>
    </style:style>
    <style:style style:name="T20" style:family="text">
      <style:text-properties style:font-name="Times New Roman1" fo:font-weight="normal" officeooo:rsid="0024af1a" style:font-weight-asian="normal" style:font-weight-complex="normal"/>
    </style:style>
    <style:style style:name="T21" style:family="text">
      <style:text-properties style:font-name="Times New Roman1" fo:font-weight="normal" officeooo:rsid="0024ec12" style:font-weight-asian="normal" style:font-weight-complex="normal"/>
    </style:style>
    <style:style style:name="T22" style:family="text">
      <style:text-properties style:font-name="Times New Roman1" fo:font-weight="normal" officeooo:rsid="0025a426" style:font-weight-asian="normal" style:font-weight-complex="normal"/>
    </style:style>
    <style:style style:name="T23" style:family="text">
      <style:text-properties style:font-name="Times New Roman1" fo:font-weight="normal" officeooo:rsid="0027553b" style:font-weight-asian="normal" style:font-weight-complex="normal"/>
    </style:style>
    <style:style style:name="T24" style:family="text">
      <style:text-properties style:font-name="Times New Roman1" fo:font-weight="normal" officeooo:rsid="002831b7" style:font-weight-asian="normal" style:font-weight-complex="normal"/>
    </style:style>
    <style:style style:name="T25" style:family="text">
      <style:text-properties style:font-name="Times New Roman1" fo:font-weight="normal" officeooo:rsid="0029b081" style:font-weight-asian="normal" style:font-weight-complex="normal"/>
    </style:style>
    <style:style style:name="T26" style:family="text">
      <style:text-properties style:font-name="Times New Roman1" fo:font-weight="normal" officeooo:rsid="0029fb0d" style:font-weight-asian="normal" style:font-weight-complex="normal"/>
    </style:style>
    <style:style style:name="T27" style:family="text">
      <style:text-properties style:font-name="Times New Roman1" fo:font-weight="normal" officeooo:rsid="002b6f12" style:font-weight-asian="normal" style:font-weight-complex="normal"/>
    </style:style>
    <style:style style:name="T28" style:family="text">
      <style:text-properties style:font-name="Times New Roman1" fo:font-weight="normal" officeooo:rsid="002d3a8c" style:font-weight-asian="normal" style:font-weight-complex="normal"/>
    </style:style>
    <style:style style:name="T29" style:family="text">
      <style:text-properties style:font-name="Times New Roman1" fo:font-weight="normal" officeooo:rsid="002d5ae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 chevalier</text:p>
      <text:p text:style-name="P1"/>
      <text:p text:style-name="P1"/>
      <text:p text:style-name="P2"><text:tab/><text:span text:style-name="T1">Mordrain et Nascien sont des guerriers. Bien que Mordrain était roi en Orient, avant de partir pour la Grande Bretagne, le caractère royal de sa personne est finalement éclipsé. Son activité est presque exclusivement guerrière. Sa foi est chancelante et son autorité fragile. Les figures de véritables rois chrétiens comme Célidoine ou Pierre s'imposeront au moment de l'établissement de la compagnie en Grande Bretagne. Mordrain</text:span><text:span text:style-name="T3"> était un roi païen. Un roi qu'il faut oublier.</text:span></text:p>
      <text:p text:style-name="P2"><text:span text:style-name="T3"><text:tab/></text:span><text:span text:style-name="T5">Il est</text:span><text:span text:style-name="T4"> par contre un</text:span><text:span text:style-name="T5">e figure militaire de premier plan dans les différentes guerres qui ont contribué à l'épanouissement de la société chrétienne en Orient et en Occident. Mordrain et Nascien sont les chefs de guerre de la chrétienté naissante. </text:span><text:span text:style-name="T6">Le duc Ganor </text:span><text:span text:style-name="T8">et</text:span><text:span text:style-name="T6"> Pierre représentent </text:span><text:span text:style-name="T8">eux aussi</text:span><text:span text:style-name="T6"> la puissance guerrière.</text:span><text:span text:style-name="T5"> </text:span><text:span text:style-name="T6">Tou</text:span><text:span text:style-name="T5">s sont des chevaliers chrétiens. Des chevaliers qu'il ne faut pas oublier.</text:span></text:p>
      <text:p text:style-name="P2"/>
      <text:p text:style-name="P2"><text:span text:style-name="T5"><text:tab/></text:span><text:span text:style-name="T6">Comme la présentation générale des personnages a pu le signifier, Mordrain et Nascien, bien qu'occupant la même fonction, se distinguent par leurs vertus. </text:span><text:span text:style-name="T7">Ces deux personnages sont à la fois si proches et si éloignés qu'ils seront privilégiés par l'analyse. Cette dernière envisage toutefois les </text:span><text:span text:style-name="T8">quatre</text:span><text:span text:style-name="T7"> figures d</text:span><text:span text:style-name="T8">e</text:span><text:span text:style-name="T7"> chevalier dans leur</text:span><text:span text:style-name="T8">s</text:span><text:span text:style-name="T7"> dimensions guerrière puis religieuse.</text:span></text:p>
      <text:p text:style-name="P2"/>
      <text:p text:style-name="P2"/>
      <text:p text:style-name="P4"><text:span text:style-name="T7">D</text:span><text:span text:style-name="T2">ans la guerre</text:span></text:p>
      <text:p text:style-name="P3"/>
      <text:p text:style-name="P3"><text:span text:style-name="T2"><text:tab/></text:span><text:span text:style-name="T8">La guerre contre le roi Tholomé, au début du récit, est un épisode important : après une victoire difficile, Évalac et Séraphé se convertissent au christianisme et deviennent Mordrain et Nascien. Au cours de cette guerre, chacun d'eux révèle les aspects fondamentaux de son caractère. Mordrain s'illustre par sa fougue, Nascien par ses prouesses.</text:span></text:p>
      <text:p text:style-name="P3"/>
      <text:p text:style-name="P3"><text:span text:style-name="T8"><text:tab/></text:span><text:span text:style-name="T9">Le début de la guerre offre d'emblée un certain contraste : Mordrain essuie une première défaite </text:span><text:span text:style-name="T11">contre</text:span><text:span text:style-name="T9"> Tholomé ; Nascien, prévenu par Sarracinte, rejoint Mordrain avec </text:span><text:span text:style-name="T11">sa propre</text:span><text:span text:style-name="T9"> armée. </text:span><text:span text:style-name="T10">Pourtant Mordrain </text:span><text:span text:style-name="T11">haissait</text:span><text:span text:style-name="T10"> Nascien</text:span><text:span text:style-name="T9">. Ce dernier, au dessus de si </text:span><text:soft-page-break/><text:span text:style-name="T9">insignifiantes querelles, </text:span><text:span text:style-name="T10">répond à l'appel de sa sœur et </text:span><text:span text:style-name="T9">apporte un soutien inconditionnel à son beau-frère. </text:span><text:span text:style-name="T10">Éperdu de reconnaissance, Mordrain se confond en remerciements :</text:span></text:p>
      <text:p text:style-name="P3"/>
      <text:p text:style-name="P6"><text:span text:style-name="T10">« Biaus dous secourges, puis que avés l'afaire si empris, il vous couvient que vous me faites mout grant aïde jusques au chief de la bataille : car on ne puet son ami si bien asprouver que au besoing. Or vous proi je et requier que vous me soiés aïdans a deffendre la terre vostre serour, et je vous amenderai mout hautement ce que je vous ai tant haï, a vostre volenté, quant nous serons retourné a Sarras ou en vostre maison, et voiant tout vostre barnage. » (§93)</text:span></text:p>
      <text:p text:style-name="P9"/>
      <text:p text:style-name="P10"><text:span text:style-name="T10"><text:tab/></text:span><text:span text:style-name="T11">Mordrain fuit devant Tholomé et est redevable de Nascien. </text:span><text:span text:style-name="T12">Celui-ci</text:span><text:span text:style-name="T11"> ignore </text:span><text:span text:style-name="T12">la vaine discorde et </text:span><text:span text:style-name="T11">s'engage par fidélité. </text:span><text:span text:style-name="T12">Entre les deux chevaliers, l'équilibre est rompu. Il ne sera jamais rétabli.</text:span></text:p>
      <text:p text:style-name="P10"/>
      <text:p text:style-name="P10"><text:span text:style-name="T12"><text:tab/>Les différents épisodes des guerres contre le roi Tholomé en Orient et contre le roi Crudel en Grande Bretagne seront le théâtre de faits d'armes quasiment symétriques de la part de Mordrain et Nascien. Le premier sera </text:span><text:span text:style-name="T14">malheureux</text:span><text:span text:style-name="T12"> dans les combats. Le second fera des prodiges.</text:span></text:p>
      <text:p text:style-name="P10"><text:span text:style-name="T12"><text:tab/></text:span><text:span text:style-name="T13">À deux reprises, Mordrain prend le dessous et se fait capturé. La première fois par les soldats de Tholomé (§111), la seconde par ceux de Crudel (§508). Il est </text:span><text:span text:style-name="T14">finalement</text:span><text:span text:style-name="T13"> délivré par le mystérieux Chevalier Blanc (§</text:span><text:span text:style-name="T14">112) et par Nascien (§509). Alors que l'un est malmené, l'autre fait des prodiges. </text:span><text:span text:style-name="T16">Nascien participe à trois guerres : contre le roi Tholomé, contre le roi de Northumberland et contre le roi Crudel. </text:span><text:span text:style-name="T14">À chaque </text:span><text:span text:style-name="T16">fois</text:span><text:span text:style-name="T14">, </text:span><text:span text:style-name="T16">il </text:span><text:span text:style-name="T14">multiplie les exploits guerriers :</text:span></text:p>
      <text:p text:style-name="P10"/>
      <text:p text:style-name="P7"><text:span text:style-name="T14">« </text:span><text:span text:style-name="T15">Molt le firent bien les gens le duc Seraphé au conmencement ; mais onques proece que nus i feïst ne se pot apareillier a celi qu'il faisoit de sa main : car il tenoit a .</text:span><text:span text:style-name="T17">ii</text:span><text:span text:style-name="T15">. mains une hace danoise fort et bien trenchant a grant merveille. </text:span><text:span text:style-name="T18">[…] Et li rois Amalac qui molt en estoit liés moustroit a ses gens le grant merveille que Seraphés faisoit, et que ce estoit li chevaliers de tout le monde de qui prouece il vauroit mix avoir en la soie baillie. » (§100) « Mais por nule prouece ne pour nule bien faire ne se fuissent il tenu, se n'eüst esté li biens fais Seraphé. Mais cil faisoit mervellouses proueces. » (§105) « Si faisoit tel merveille d'armes que nus qui le veoit ne l'atendoit a cop s'il ne fust plus fols que autres. » (§487) « </text:span><text:span text:style-name="T19">Et Nasciens conmencha tant a faire d'armes que nus ne le veïst qu'il nel tenist au meillour chevalier del monde </text:span><text:span text:style-name="T18">[…]</text:span><text:span text:style-name="T19">. » (§508)</text:span></text:p>
      <text:p text:style-name="P11"/>
      <text:p text:style-name="P11"><text:soft-page-break/><text:span text:style-name="T19"><text:tab/></text:span><text:span text:style-name="T20">Et comme signe absolu de sa valeur guerrière, Nascien parvient à tuer deux adversaires charismatiques : Manarcur, le frère du roi Tholomé (§107), et le roi de Northumberland (§488). Néanmoins, il n'est pas </text:span><text:span text:style-name="T21">le </text:span><text:span text:style-name="T20">seul chevalier chrétien à tuer des rois païens. Pierre tue le roi Méréam en duel (§579) et Ganor tue le roi Crudel (§508). Seul Mordrain ne tue aucun chef ennemi.</text:span></text:p>
      <text:p text:style-name="P12"><text:span text:style-name="T20"><text:tab/></text:span><text:span text:style-name="T22">Par ses prodiges particulièrement nombreux, Nascien est le </text:span><text:span text:style-name="T23">principal</text:span><text:span text:style-name="T22"> artisan de la victoire contre le roi Tholomé. </text:span><text:span text:style-name="T23">T</text:span><text:span text:style-name="T22">u</text:span><text:span text:style-name="T23">ant</text:span><text:span text:style-name="T22"> le </text:span><text:span text:style-name="T23">roi </text:span><text:span text:style-name="T22">de Northumberland, </text:span><text:span text:style-name="T23">immédiatement il provoque la fuite de toute l'armée païenne. Fondant sur les soldats du roi Crudel qui retiennent Mordrain, il les disperse et les oblige à s'enfuir. Il y a dans les actes guerriers de Nascien un caractère déterminant qui est absent dans ceux de Mordrain. En véritable </text:span><text:span text:style-name="T24">héros </text:span><text:span text:style-name="T27">de la chrétienté naissante</text:span><text:span text:style-name="T23">, </text:span><text:span text:style-name="T24">Nascien</text:span><text:span text:style-name="T23"> </text:span><text:span text:style-name="T25">est le principal artisan</text:span><text:span text:style-name="T23"> d</text:span><text:span text:style-name="T27">e s</text:span><text:span text:style-name="T23">es grandes </text:span><text:span text:style-name="T27">victoires.</text:span></text:p>
      <text:p text:style-name="P12"/>
      <text:p text:style-name="P12"><text:span text:style-name="T25"><text:tab/>À la fin de la guerre, lorsque le sénéchal de Tholomé se rend, Mordrain décide de l'exécuter </text:span><text:span text:style-name="T26">par vengeance</text:span><text:span text:style-name="T25">. Mais Nascien intervient et assure au roi qu'un tel meurtre serait vain :</text:span></text:p>
      <text:p text:style-name="P12"/>
      <text:p text:style-name="P8"><text:span text:style-name="T25">« Lors le prist a force, et le fist desarmer ; et li eüst copee la teste en la place sans remuer, quant Seraphés se feri entr'aus .ii. et li dist : « Ha ! Sire, qu'est ce que vous volés faire ? Se vous i avés perdu vostre seneschal, et Tholomés i a perdu son frere qui il n'aimoit mie mains que vous faisiés vostre seneschal ! » Ensi apaiia Seraphés le roi, et garanti le seneschal. » (§118)</text:span></text:p>
      <text:p text:style-name="P12"/>
      <text:p text:style-name="P12"><text:span text:style-name="T25"><text:tab/></text:span><text:span text:style-name="T26">Nascien se fait ainsi le protecteur de l'ennemi et achève d</text:span><text:span text:style-name="T27">'asseoir l'image idéale du guerrier chrétien exalté, </text:span><text:span text:style-name="T29">du bienfaiteur</text:span><text:span text:style-name="T27"> désintéressé </text:span><text:span text:style-name="T29">qui porte secours à ses proches</text:span><text:span text:style-name="T27">, fait des prodiges, endure les blessures et que n'abandonne jamais </text:span><text:span text:style-name="T28">un moral </text:span><text:span text:style-name="T29">irrésistible</text:span><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22T17:20:10.764417168</meta:creation-date>
    <dc:date>2015-08-24T18:07:46.300834122</dc:date>
    <dc:creator>Gauthier </dc:creator>
    <meta:editing-duration>PT5H35M20S</meta:editing-duration>
    <meta:editing-cycles>13</meta:editing-cycles>
    <meta:generator>LibreOffice/4.2.8.2$Linux_X86_64 LibreOffice_project/420m0$Build-2</meta:generator>
    <meta:document-statistic meta:table-count="0" meta:image-count="0" meta:object-count="0" meta:page-count="3" meta:paragraph-count="17" meta:word-count="1026" meta:character-count="6044" meta:non-whitespace-character-count="5023"/>
  </office:meta>
</office:document-meta>
</file>